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58cd2c" officeooo:paragraph-rsid="0058cd2c"/>
    </style:style>
    <style:style style:name="P7" style:family="paragraph" style:parent-style-name="Standard">
      <style:text-properties officeooo:rsid="005b6506" officeooo:paragraph-rsid="005b6506"/>
    </style:style>
    <style:style style:name="P8" style:family="paragraph" style:parent-style-name="Standard">
      <style:text-properties officeooo:rsid="005b50d7" officeooo:paragraph-rsid="005b50d7"/>
    </style:style>
    <style:style style:name="P9" style:family="paragraph" style:parent-style-name="Standard">
      <style:text-properties officeooo:rsid="005ac75f" officeooo:paragraph-rsid="005ac75f"/>
    </style:style>
    <style:style style:name="P10" style:family="paragraph" style:parent-style-name="Standard">
      <style:text-properties officeooo:rsid="005ac75f" officeooo:paragraph-rsid="005b50d7"/>
    </style:style>
    <style:style style:name="P11" style:family="paragraph" style:parent-style-name="Standard">
      <style:text-properties officeooo:rsid="0048e314" officeooo:paragraph-rsid="0048e314"/>
    </style:style>
    <style:style style:name="P12" style:family="paragraph" style:parent-style-name="Standard">
      <style:text-properties officeooo:rsid="004ca4fe" officeooo:paragraph-rsid="004ca4fe"/>
    </style:style>
    <style:style style:name="P13" style:family="paragraph" style:parent-style-name="Standard">
      <style:text-properties officeooo:rsid="00271c23" officeooo:paragraph-rsid="00271c23"/>
    </style:style>
    <style:style style:name="P14" style:family="paragraph" style:parent-style-name="Standard">
      <style:text-properties officeooo:rsid="005703d7" officeooo:paragraph-rsid="005703d7"/>
    </style:style>
    <style:style style:name="P15" style:family="paragraph" style:parent-style-name="Standard">
      <style:text-properties officeooo:rsid="00326cf8" officeooo:paragraph-rsid="00326cf8"/>
    </style:style>
    <style:style style:name="P16" style:family="paragraph" style:parent-style-name="Standard">
      <style:text-properties officeooo:rsid="0023dc94" officeooo:paragraph-rsid="0023dc94"/>
    </style:style>
    <style:style style:name="P17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5b50d7"/>
    </style:style>
    <style:style style:name="T3" style:family="text">
      <style:text-properties officeooo:rsid="005ac75f"/>
    </style:style>
    <style:style style:name="T4" style:family="text">
      <style:text-properties officeooo:rsid="00558eb4"/>
    </style:style>
    <style:style style:name="T5" style:family="text">
      <style:text-properties officeooo:rsid="00407029"/>
    </style:style>
    <style:style style:name="T6" style:family="text">
      <style:text-properties fo:color="#808000" loext:opacity="100%" style:font-name="Courier New" fo:font-size="10pt" fo:font-weight="normal" style:font-size-asian="10pt" style:font-weight-asian="normal"/>
    </style:style>
    <style:style style:name="T7" style:family="text">
      <style:text-properties fo:color="#0000ff" loext:opacity="100%" style:font-name="Courier New" fo:font-size="10pt" fo:font-weight="bold" style:font-size-asian="10pt" style:font-weight-asian="bold"/>
    </style:style>
    <style:style style:name="T8" style:family="text">
      <style:text-properties fo:color="#000000" loext:opacity="100%" style:font-name="Courier New" fo:font-size="10pt" fo:font-weight="normal" style:font-size-asian="10pt" style:font-weight-asian="normal"/>
    </style:style>
    <style:style style:name="T9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0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6"/>
      <text:p text:style-name="P7">añadir pokemon quitar tipos seleccionable y que cargue según el pokemon seleccionado</text:p>
      <text:p text:style-name="P6"/>
      <text:p text:style-name="P8">abrir miembro cargar ventana de pokemon (no editable) con fórmula de stats</text:p>
      <text:p text:style-name="P6"/>
      <text:p text:style-name="P9">sonidos a los botones (Si son pokemon su sonido)</text:p>
      <text:p text:style-name="P9"/>
      <text:p text:style-name="P9">Sonidos al cerrar ventanas (si son pokemon, su sonido, y al confirmar el normal, al cancelar derrota)</text:p>
      <text:p text:style-name="P6"/>
      <text:p text:style-name="P9">combobox especie (añadir miembro) tabla desplegable o autocompletado</text:p>
      <text:p text:style-name="P9"/>
      <text:p text:style-name="P10">combobox <text:span text:style-name="T2">habilidades</text:span> (añadir miembro) <text:span text:style-name="T2">cargar habilidades desde especie</text:span></text:p>
      <text:p text:style-name="P9"/>
      <text:p text:style-name="P9">resto combobox autocompletado</text:p>
      <text:p text:style-name="P6"/>
      <text:p text:style-name="P6">menú de filtro <text:span text:style-name="T3">(funcionalidad)</text:span></text:p>
      <text:p text:style-name="P5"/>
      <text:p text:style-name="P11">No resizeable</text:p>
      <text:p text:style-name="P12"/>
      <text:p text:style-name="P13">Normalizar</text:p>
      <text:p text:style-name="P13"/>
      <text:p text:style-name="P13">Cambiar catchs y poner alertas <text:span text:style-name="T4">(Creo que ya)</text:span></text:p>
      <text:p text:style-name="P13"/>
      <text:p text:style-name="P13">DAOS <text:span text:style-name="T5">(Hacer anti inyecciones)</text:span></text:p>
      <text:p text:style-name="P13"/>
      <text:p text:style-name="P14">En busqueda pokemon hacer que si se sacan números (char entre 0 y 9) b</text:p>
      <text:p text:style-name="P2"/>
      <text:p text:style-name="Standard" loext:marker-style-name="T6"><text:span text:style-name="T7">SELECT</text:span><text:span text:style-name="T8"> </text:span><text:span text:style-name="T6">N_Pokedex</text:span><text:span text:style-name="T9">,</text:span><text:span text:style-name="T8"> </text:span><text:span text:style-name="T6">Especie</text:span><text:span text:style-name="T8"> </text:span><text:span text:style-name="T7">FROM</text:span><text:span text:style-name="T8"> </text:span><text:span text:style-name="T10">pokemon</text:span><text:span text:style-name="T8"> </text:span><text:span text:style-name="T7">WHERE</text:span><text:span text:style-name="T8"> </text:span><text:span text:style-name="T6">Estadisticas</text:span><text:span text:style-name="T8"> </text:span><text:span text:style-name="T7">LIKE</text:span><text:span text:style-name="T8"> </text:span><text:span text:style-name="T6">"%\"estadistica\":\"Spe\",\"valor\":60%"</text:span></text:p>
      <text:p text:style-name="Standard" loext:marker-style-name="T6"><text:span text:style-name="T7">SELECT</text:span><text:span text:style-name="T8"> </text:span><text:span text:style-name="T6">N_Pokedex</text:span><text:span text:style-name="T9">,</text:span><text:span text:style-name="T8"> </text:span><text:span text:style-name="T6">Especie</text:span><text:span text:style-name="T8"> </text:span><text:span text:style-name="T7">FROM</text:span><text:span text:style-name="T8"> </text:span><text:span text:style-name="T10">pokemon</text:span><text:span text:style-name="T8"> </text:span><text:span text:style-name="T7">WHERE</text:span><text:span text:style-name="T8"> </text:span><text:span text:style-name="T6">Habilidades</text:span><text:span text:style-name="T8"> </text:span><text:span text:style-name="T7">LIKE</text:span><text:span text:style-name="T8"> </text:span><text:span text:style-name="T6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5">Paso de nombre de equipo a editar equipo (para poder hacer sentencia por nombre)</text:p>
      <text:p text:style-name="P2">-------------------------------------------------------------------------------------------------------------------</text:p>
      <text:p text:style-name="P16">boton eliminar cuenta elimina de bbdd y ejecuta cerrar sesion (Función del botón con el mismo nombre)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9T19:59:49.182000000</dc:date>
    <meta:editing-duration>P1DT3H50M59S</meta:editing-duration>
    <meta:editing-cycles>46</meta:editing-cycles>
    <meta:generator>LibreOffice/24.8.1.2$Windows_X86_64 LibreOffice_project/87fa9aec1a63e70835390b81c40bb8993f1d4ff6</meta:generator>
    <dc:title>Untitled</dc:title>
    <meta:document-statistic meta:table-count="0" meta:image-count="0" meta:object-count="0" meta:page-count="1" meta:paragraph-count="23" meta:word-count="189" meta:character-count="1555" meta:non-whitespace-character-count="1389"/>
  </office:meta>
</office:document-meta>
</file>